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01cm" fo:break-after="page" table:align="margins"/>
    </style:style>
    <style:style style:name="Таблица1.A" style:family="table-column">
      <style:table-column-properties style:column-width="3.993cm" style:rel-column-width="14953*"/>
    </style:style>
    <style:style style:name="Таблица1.B" style:family="table-column">
      <style:table-column-properties style:column-width="13.508cm" style:rel-column-width="50582*"/>
    </style:style>
    <style:style style:name="Таблица1.A1" style:family="table-cell">
      <style:table-cell-properties fo:padding-left="0cm" fo:padding-right="0cm" fo:padding-top="0.101cm" fo:padding-bottom="0.101cm" fo:border="none"/>
    </style:style>
    <style:style style:name="Таблица1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.A3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c0c0c0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Table_20_Contents">
      <style:paragraph-properties fo:margin-top="0.101cm" fo:margin-bottom="0.101cm"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font-name="Arial" fo:language="en" fo:country="US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fo:language="en" fo:country="US" style:font-size-asian="8pt" style:font-size-complex="8pt"/>
    </style:style>
    <style:style style:name="T9" style:family="text">
      <style:text-properties fo:font-size="8pt" fo:language="ru" fo:country="RU" style:font-size-asian="8pt" style:font-size-complex="8pt"/>
    </style:style>
    <style:style style:name="T10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outline="false" style:text-line-through-style="none" fo:font-size="11pt" fo:letter-spacing="normal" fo:language="en" fo:country="US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259269432" text:id="ct259269432">
          <text:insertion>
            <office:change-info>
              <dc:creator>&lt;анонимный&gt;</dc:creator>
              <dc:date>2013-06-21T19:17:00</dc:date>
            </office:change-info>
          </text:insertion>
        </text:changed-region>
        <text:changed-region xml:id="ct259269536" text:id="ct259269536">
          <text:insertion>
            <office:change-info>
              <dc:creator>&lt;анонимный&gt;</dc:creator>
              <dc:date>2013-06-21T19:18:00</dc:date>
            </office:change-info>
          </text:insertion>
        </text:changed-region>
        <text:changed-region xml:id="ct259269640" text:id="ct259269640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59269744" text:id="ct259269744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59269848" text:id="ct259269848">
          <text:insertion>
            <office:change-info>
              <dc:creator>Fedor Kurilov</dc:creator>
              <dc:date>2013-08-11T17:27:00</dc:date>
            </office:change-info>
          </text:insertion>
        </text:changed-region>
        <text:changed-region xml:id="ct259269952" text:id="ct259269952">
          <text:deletion>
            <office:change-info>
              <dc:creator>Fedor Kurilov</dc:creator>
              <dc:date>2013-08-11T17:27:00</dc:date>
            </office:change-info>
            <text:p text:style-name="Table_20_Contents"><text:span text:style-name="T1"/></text:p>
            <text:p text:style-name="Table_20_Contents"><text:span text:style-name="T1"/></text:p>
          </text:deletion>
        </text:changed-region>
        <text:changed-region xml:id="ct259270056" text:id="ct259270056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259270160" text:id="ct259270160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  <text:changed-region xml:id="ct259270264" text:id="ct259270264">
          <text:insertion>
            <office:change-info>
              <dc:creator>&lt;анонимный&gt;</dc:creator>
              <dc:date>2013-09-20T15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text:span text:style-name="T11">Пациент</text:span>:</text:p>
            </table:table-cell>
            <table:table-cell table:style-name="Таблица1.A1" office:value-type="string">
              <text:p text:style-name="P4"><text:change-start text:change-id="ct259269432"/><text:span text:style-name="T10">getFullName</text:span>('patientName', data['documents'][0])<text:change-end text:change-id="ct259269432"/></text:p>
            </table:table-cell>
          </table:table-row>
          <table:table-row>
            <table:table-cell table:style-name="Таблица1.A2" office:value-type="string">
              <text:p text:style-name="P3"><text:span text:style-name="T2">История болезни №</text:span>:</text:p>
            </table:table-cell>
            <table:table-cell table:style-name="Таблица1.A2" office:value-type="string">
              <text:p text:style-name="P16"><text:change-start text:change-id="ct259269536"/>getData('appealNumber', data['documents'][0])<text:change-end text:change-id="ct259269536"/></text:p>
            </table:table-cell>
          </table:table-row>
        </table:table-header-rows>
        <table:table-row>
          <table:table-cell table:style-name="Таблица1.A3" table:number-columns-spanned="2" office:value-type="string">
            <text:p text:style-name="P15"/>
            <text:p text:style-name="P14"><text:span text:style-name="T3"><office:annotation><dc:creator>&lt;анонимный&gt;</dc:creator><dc:date>2013-06-21T18:26:11.93</dc:date><text:p text:style-name="P18"><text:span text:style-name="T15">do table for document in data['documents']</text:span></text:p></office:annotation></text:span><text:change-start text:change-id="ct259269640"/><text:span text:style-name="T3">getData('name', document)</text:span><text:change-end text:change-id="ct259269640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2"><text:span text:style-name="T9">Дата и время:  </text:span><text:change-start text:change-id="ct259269744"/><text:span text:style-name="T8">getData('endDate', document)</text:span><text:change-end text:change-id="ct259269744"/></text:p>
                </table:table-cell>
              </table:table-row>
            </table:table>
            <text:p text:style-name="P13"/>
            <text:p text:style-name="P13"><text:change-start text:change-id="ct259269848"/></text:p>
            <text:p text:style-name="Table_20_Contents"><text:change-end text:change-id="ct259269848"/><text:span text:style-name="T1"><office:annotation><dc:creator>Fedor Kurilov</dc:creator><dc:date>2013-09-18T18:46:53.94</dc:date><text:p text:style-name="P18"><text:span text:style-name="T15">do text for attr in document['attributes']</text:span></text:p><text:p text:style-name="P18"><text:span text:style-name="T15">from xhtml('&lt;p&gt;&lt;b&gt;'+attr['name']+':&lt;/b&gt; '+attr['value']+'&lt;/p&gt;')</text:span></text:p></office:annotation></text:span><text:span text:style-name="T1">attrs</text:span><text:change text:change-id="ct259269952"/></text:p>
            <text:p text:style-name="P9"/>
            <text:p text:style-name="P10">Врач: (<text:change-start text:change-id="ct259270056"/><text:span text:style-name="T7">getData('doctorSpecs', </text:span><text:span text:style-name="T4">document</text:span><text:span text:style-name="T7">)</text:span><text:change-end text:change-id="ct259270056"/>): <text:span text:style-name="T7">____________________ / </text:span><text:change-start text:change-id="ct259270160"/><text:span text:style-name="T4">getData('doctorName', document)</text:span><text:change-end text:change-id="ct259270160"/></text:p>
            <text:p text:style-name="P9"/>
            <text:p text:style-name="P9"><text:span text:style-name="T13"><office:annotation><dc:creator>&lt;анонимный&gt;</dc:creator><dc:date>2013-09-19T18:33:06.95</dc:date><text:p text:style-name="P18"><text:span text:style-name="T16">do text if (</text:span><text:span text:style-name="T17">getData('flatCode', </text:span><text:span text:style-name="T18">document</text:span><text:span text:style-name="T17">) != 'dutyDoctor' and <text:s/></text:span><text:span text:style-name="T19">getData('doctorPost.c</text:span><text:span text:style-name="T20">ode</text:span><text:span text:style-name="T19">', </text:span><text:span text:style-name="T20">document</text:span><text:span text:style-name="T19">) == '3115')</text:span></text:p></office:annotation></text:span><text:span text:style-name="T13">Лечащий врач: </text:span><text:span text:style-name="T14">____________________ / </text:span><text:change-start text:change-id="ct259270264"/><text:span text:style-name="T4">getFullName('execPerson.name', </text:span><text:span text:style-name="T12">document</text:span><text:span text:style-name="T4">)</text:span><text:change-end text:change-id="ct259270264"/></text:p>
            <text:p text:style-name="P17"><text:span text:style-name="T13"><office:annotation><dc:creator>&lt;анонимный&gt;</dc:creator><dc:date>2013-09-19T19:12:34.95</dc:date><text:p><text:span text:style-name="T16">do text if (</text:span><text:span text:style-name="T17">getData('flatCode</text:span><text:span text:style-name="T17">', </text:span><text:span text:style-name="T18">document</text:span><text:span text:style-name="T17">) == 'dutyDoctor' and <text:s/>getData('doctorPost.c</text:span><text:span text:style-name="T18">ode</text:span><text:span text:style-name="T17">', </text:span><text:span text:style-name="T18">document</text:span><text:span text:style-name="T17">) == '3115')</text:span></text:p></office:annotation></text:span><text:span text:style-name="T13">Дежурный врач:  ____________________ / </text:span></text:p>
            <text:p text:style-name="P17"/>
            <text:p text:style-name="P9"/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6.976cm" style:rel-column-width="26122*"/>
    </style:style>
    <style:style style:name="Таблица4.B" style:family="table-column">
      <style:table-column-properties style:column-width="3.969cm" style:rel-column-width="14861*"/>
    </style:style>
    <style:style style:name="Таблица4.C" style:family="table-column">
      <style:table-column-properties style:column-width="6.556cm" style:rel-column-width="24552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7151312" text:id="ct9715131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59269120" text:id="ct259269120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59269224" text:id="ct259269224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  <text:changed-region xml:id="ct259269328" text:id="ct259269328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97151312"/><text:span text:style-name="MT2">getData('patientId', </text:span><text:span text:style-name="MT3">data['documents'][0]</text:span><text:span text:style-name="MT2">)</text:span><text:change-end text:change-id="ct97151312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</text:span>: <text:change-start text:change-id="ct259269120"/><text:span text:style-name="MT2">getData('appealId', </text:span><text:span text:style-name="MT3">data['documents'][0]</text:span><text:span text:style-name="MT2">)</text:span><text:change-end text:change-id="ct259269120"/></text:p>
            </table:table-cell>
          </table:table-row>
          <table:table-row>
            <table:table-cell table:style-name="Таблица4.A2" office:value-type="string">
              <text:p text:style-name="MP4"><text:change-start text:change-id="ct259269224"/><text:span text:style-name="MT2">getData('patientId', </text:span><text:span text:style-name="MT2">data['documents'][0]</text:span><text:span text:style-name="MT2">)</text:span><text:change-end text:change-id="ct259269224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259269328"/><text:span text:style-name="MT2">getData('appealId', </text:span><text:span text:style-name="MT2">data['documents'][0]</text:span><text:span text:style-name="MT2">)</text:span><text:change-end text:change-id="ct259269328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7M28S</meta:editing-duration>
    <meta:editing-cycles>79</meta:editing-cycles>
    <meta:generator>OpenOffice.org/3.4.1$Win32 OpenOffice.org_project/341m1$Build-9593</meta:generator>
    <dc:date>2013-09-27T19:09:14.33</dc:date>
    <meta:document-statistic meta:table-count="3" meta:image-count="0" meta:object-count="0" meta:page-count="2" meta:paragraph-count="14" meta:word-count="49" meta:character-count="603"/>
    <meta:user-defined meta:name="Info 1"/>
    <meta:user-defined meta:name="Info 2"/>
    <meta:user-defined meta:name="Info 3"/>
    <meta:user-defined meta:name="Info 4"/>
  </office:meta>
</office:document-meta>
</file>